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ResourceFileObjectTests.openInputStreamReadsFrom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ResourceFileObjectTests.getUriReturnsFil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ResourceFileObjectTests.openOutputStreamWritesT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ResourceFileObjectTests.openInputStreamWhenNothingWritten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ResourceFileObjectTests.getKindReturns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